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600003E8C00002325916E263A437B7EA7.svm" manifest:media-type="image/x-svm"/>
  <manifest:file-entry manifest:full-path="Object 2/Pictures/10000001000002F5000001AA9D254724E5C60921.png" manifest:media-type="image/png"/>
  <manifest:file-entry manifest:full-path="Object 2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style:writing-mode="lr-tb"/>
      <style:text-properties officeooo:rsid="0018cbc9" officeooo:paragraph-rsid="0018cbc9"/>
    </style:style>
    <style:style style:name="P3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4" style:family="paragraph" style:parent-style-name="Subtitle">
      <style:paragraph-properties style:writing-mode="lr-tb"/>
      <style:text-properties officeooo:paragraph-rsid="0018cbc9"/>
    </style:style>
    <style:style style:name="P5" style:family="paragraph" style:parent-style-name="Text_20_body">
      <style:paragraph-properties style:writing-mode="lr-tb"/>
      <style:text-properties officeooo:paragraph-rsid="0018cbc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rsid="001ae276" officeooo:paragraph-rsid="001ae276"/>
    </style:style>
    <style:style style:name="P8" style:family="paragraph" style:parent-style-name="Text_20_body">
      <style:paragraph-properties style:writing-mode="lr-tb"/>
      <style:text-properties officeooo:rsid="00158195" officeooo:paragraph-rsid="0018cbc9"/>
    </style:style>
    <style:style style:name="P9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Footer">
      <style:paragraph-properties fo:text-align="end" style:justify-single-word="false"/>
      <style:text-properties officeooo:paragraph-rsid="0021c629"/>
    </style:style>
    <style:style style:name="P14" style:family="paragraph" style:parent-style-name="Heading_20_1">
      <style:paragraph-properties fo:break-before="page"/>
      <style:text-properties officeooo:rsid="001ae276" officeooo:paragraph-rsid="001ae276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margin-top="0.252cm" fo:margin-bottom="0.111cm" style:contextual-spacing="false"/>
      <style:text-properties officeooo:paragraph-rsid="00231549"/>
    </style:style>
    <style:style style:name="P17" style:family="paragraph" style:parent-style-name="Text_20_body">
      <style:text-properties officeooo:rsid="0020da10" officeooo:paragraph-rsid="0020da10"/>
    </style:style>
    <style:style style:name="P18" style:family="paragraph" style:parent-style-name="Text_20_body">
      <style:text-properties officeooo:rsid="0020da10" officeooo:paragraph-rsid="0027d739"/>
    </style:style>
    <style:style style:name="P19" style:family="paragraph" style:parent-style-name="Text_20_body">
      <style:text-properties officeooo:rsid="0024dcad" officeooo:paragraph-rsid="0024dcad"/>
    </style:style>
    <style:style style:name="P20" style:family="paragraph" style:parent-style-name="Text_20_body">
      <style:paragraph-properties style:writing-mode="lr-tb"/>
      <style:text-properties officeooo:rsid="0024dcad" officeooo:paragraph-rsid="0024dcad"/>
    </style:style>
    <style:style style:name="P21" style:family="paragraph" style:parent-style-name="Text_20_body" style:list-style-name="L1">
      <style:paragraph-properties style:writing-mode="lr-tb"/>
      <style:text-properties officeooo:rsid="0024dcad" officeooo:paragraph-rsid="0024dcad"/>
    </style:style>
    <style:style style:name="P22" style:family="paragraph" style:parent-style-name="Text_20_body">
      <style:text-properties officeooo:rsid="001ae276" officeooo:paragraph-rsid="0024dcad"/>
    </style:style>
    <style:style style:name="P23" style:family="paragraph" style:parent-style-name="Text_20_body" style:list-style-name="L1">
      <style:paragraph-properties style:writing-mode="lr-tb"/>
      <style:text-properties officeooo:paragraph-rsid="0024dcad"/>
    </style:style>
    <style:style style:name="P24" style:family="paragraph" style:parent-style-name="Text_20_body">
      <style:paragraph-properties style:writing-mode="lr-tb"/>
      <style:text-properties officeooo:rsid="002742a8" officeooo:paragraph-rsid="002742a8"/>
    </style:style>
    <style:style style:name="P25" style:family="paragraph" style:parent-style-name="Text_20_body">
      <style:text-properties officeooo:rsid="002742a8" officeooo:paragraph-rsid="002742a8"/>
    </style:style>
    <style:style style:name="P26" style:family="paragraph" style:parent-style-name="Text_20_body" style:list-style-name="L2">
      <style:paragraph-properties style:writing-mode="lr-tb"/>
      <style:text-properties officeooo:rsid="002742a8" officeooo:paragraph-rsid="002742a8"/>
    </style:style>
    <style:style style:name="P27" style:family="paragraph" style:parent-style-name="Text_20_body">
      <style:paragraph-properties style:writing-mode="lr-tb"/>
      <style:text-properties officeooo:paragraph-rsid="002742a8"/>
    </style:style>
    <style:style style:name="P28" style:family="paragraph" style:parent-style-name="Text_20_body" style:list-style-name="L2">
      <style:paragraph-properties style:writing-mode="lr-tb"/>
      <style:text-properties officeooo:paragraph-rsid="002742a8"/>
    </style:style>
    <style:style style:name="P29" style:family="paragraph" style:parent-style-name="Text_20_body" style:list-style-name="L2"/>
    <style:style style:name="P30" style:family="paragraph" style:parent-style-name="Text_20_body">
      <style:text-properties officeooo:rsid="001f48d0" officeooo:paragraph-rsid="002742a8"/>
    </style:style>
    <style:style style:name="P31" style:family="paragraph" style:parent-style-name="Text_20_body">
      <style:paragraph-properties fo:margin-top="0.101cm" fo:margin-bottom="0.146cm" style:contextual-spacing="false"/>
      <style:text-properties officeooo:rsid="001f48d0" officeooo:paragraph-rsid="002742a8"/>
    </style:style>
    <style:style style:name="P32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33" style:family="paragraph" style:parent-style-name="Text_20_body">
      <style:paragraph-properties fo:break-before="page"/>
      <style:text-properties officeooo:paragraph-rsid="0027d739"/>
    </style:style>
    <style:style style:name="P34" style:family="paragraph" style:parent-style-name="Text_20_body">
      <style:text-properties officeooo:paragraph-rsid="0027d739"/>
    </style:style>
    <style:style style:name="P35" style:family="paragraph" style:parent-style-name="Text_20_body">
      <style:text-properties officeooo:rsid="0027d739" officeooo:paragraph-rsid="0027d739"/>
    </style:style>
    <style:style style:name="P36" style:family="paragraph" style:parent-style-name="Text_20_body">
      <style:text-properties officeooo:rsid="0021651e" officeooo:paragraph-rsid="0027d739"/>
    </style:style>
    <style:style style:name="P37" style:family="paragraph" style:parent-style-name="Text_20_body">
      <style:paragraph-properties style:writing-mode="lr-tb"/>
      <style:text-properties officeooo:paragraph-rsid="0018cbc9"/>
    </style:style>
    <style:style style:name="T1" style:family="text">
      <style:text-properties officeooo:rsid="0020da10"/>
    </style:style>
    <style:style style:name="T2" style:family="text">
      <style:text-properties officeooo:rsid="00241e0a"/>
    </style:style>
    <style:style style:name="T3" style:family="text">
      <style:text-properties officeooo:rsid="0024dcad"/>
    </style:style>
    <style:style style:name="T4" style:family="text">
      <style:text-properties officeooo:rsid="002742a8"/>
    </style:style>
    <style:style style:name="T5" style:family="text">
      <style:text-properties fo:color="#000000" loext:opacity="100%"/>
    </style:style>
    <style:style style:name="T6" style:family="text">
      <style:text-properties style:font-name="Liberation Serif1" fo:font-size="10.5pt" fo:font-style="normal" fo:font-weight="normal" officeooo:rsid="002742a8" style:font-size-asian="10.5pt" style:font-style-asian="normal" style:font-weight-asian="normal"/>
    </style:style>
    <style:style style:name="T7" style:family="text">
      <style:text-properties officeooo:rsid="0027d739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9pt" fo:letter-spacing="normal" fo:font-style="normal" fo:text-shadow="none" style:text-underline-style="none" fo:font-weight="normal" style:font-size-asian="9pt" style:font-style-asian="normal" style:font-weight-asian="normal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Lucida Sans" fo:font-size="9pt" fo:letter-spacing="normal" fo:font-style="normal" fo:text-shadow="none" style:text-underline-style="none" fo:font-weight="normal" style:font-size-asian="9pt" style:font-style-asian="normal" style:font-weight-asian="normal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erif1" fo:font-size="12pt" fo:letter-spacing="normal" fo:font-style="normal" fo:text-shadow="none" style:text-underline-style="none" fo:font-weight="normal" officeooo:rsid="0027d739" style:font-size-asian="12pt" style:font-style-asian="normal" style:font-weight-asian="normal" style:font-size-complex="12pt" style:text-emphasize="non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2">Zaawansowane algorytmy i struktury danych</text:p>
      <text:p text:style-name="P6"/>
      <text:p text:style-name="P3">Laboratorium <text:span text:style-name="T2">2</text:span></text:p>
      <text:p text:style-name="P4">Artur Jaworski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0"><text:a xlink:type="simple" xlink:href="#__RefHeading___Toc286_991898718" text:style-name="Index_20_Link" text:visited-style-name="Index_20_Link">Wstęp<text:tab/>3</text:a></text:p>
          <text:p text:style-name="P10"><text:a xlink:type="simple" xlink:href="#__RefHeading___Toc3442_882868142" text:style-name="Index_20_Link" text:visited-style-name="Index_20_Link">Algorytm 1 – Iteracyjny<text:tab/>4</text:a></text:p>
          <text:p text:style-name="P10"><text:a xlink:type="simple" xlink:href="#__RefHeading___Toc3444_882868142" text:style-name="Index_20_Link" text:visited-style-name="Index_20_Link">Algorytm 2 – Millera-Rabina<text:tab/>5</text:a></text:p>
          <text:p text:style-name="P10"><text:a xlink:type="simple" xlink:href="#__RefHeading___Toc3448_882868142" text:style-name="Index_20_Link" text:visited-style-name="Index_20_Link">Obserwacje wyników<text:tab/>6</text:a></text:p>
          <text:p text:style-name="P11"><text:a xlink:type="simple" xlink:href="#__RefHeading___Toc288_991898718" text:style-name="Index_20_Link" text:visited-style-name="Index_20_Link">Przeprowadzanie badań<text:tab/>6</text:a></text:p>
          <text:p text:style-name="P11"><text:a xlink:type="simple" xlink:href="#__RefHeading___Toc290_991898718" text:style-name="Index_20_Link" text:visited-style-name="Index_20_Link">Wyniki<text:tab/>6</text:a></text:p>
          <text:p text:style-name="P10"><text:a xlink:type="simple" xlink:href="#__RefHeading___Toc3450_882868142" text:style-name="Index_20_Link" text:visited-style-name="Index_20_Link">Wnioski<text:tab/>8</text:a></text:p>
          <text:p text:style-name="P10"><text:a xlink:type="simple" xlink:href="#__RefHeading___Toc3452_882868142" text:style-name="Index_20_Link" text:visited-style-name="Index_20_Link">Podsumowanie<text:tab/>9</text:a></text:p>
        </text:index-body>
      </text:table-of-content>
      <text:p text:style-name="P5"/>
      <text:h text:style-name="P14" text:outline-level="1"><text:bookmark-start text:name="__RefHeading___Toc286_991898718"/>Wstęp<text:bookmark-end text:name="__RefHeading___Toc286_991898718"/></text:h>
      <text:p text:style-name="P19">Celem laboratorium było zaimplementowanie oraz sprawdzenie o ile metoda testowania pierwszości liczby Millera-Rabina jest szybsza od prostej metody iteracyjnej.</text:p>
      <text:p text:style-name="P19"/>
      <text:p text:style-name="P22">W kolejnych punktach omówię jak prezentują się poszczególne implementacje oraz pokażę badania i wnioski.</text:p>
      <text:h text:style-name="P15" text:outline-level="1"><text:bookmark-start text:name="__RefHeading___Toc3442_882868142"/>Algorytm 1 – <text:span text:style-name="T3">Iteracyjny</text:span><text:bookmark-end text:name="__RefHeading___Toc3442_882868142"/></text:h>
      <text:p text:style-name="P20">Algorytm pierwszy opiera się na jednej pętli, w której sprawdzane jest czy dana licz<text:span text:style-name="T7">b</text:span>a n jest podzielna przez liczbę i. </text:p>
      <text:p text:style-name="P7"/>
      <text:p text:style-name="P20">Algorytm działa w następujący sposób:</text:p>
      <text:list text:style-name="L1">
        <text:list-item>
          <text:p text:style-name="P21">dla podanego n oblicza pierwiastek z n – jest to ostatnia liczba, która zostanie sprawdzona w pętli.</text:p>
        </text:list-item>
        <text:list-item>
          <text:p text:style-name="P21">Dla <text:s/><draw:frame draw:style-name="fr1" draw:name="Obiekt3" text:anchor-type="as-char" svg:y="-0.416cm" svg:width="0.96cm" svg:height="0.506cm" draw:z-index="2"><draw:object xlink:href="./Object 3" xlink:type="simple" xlink:show="embed" xlink:actuate="onLoad"/><draw:image xlink:href="./ObjectReplacements/Object 3" xlink:type="simple" xlink:show="embed" xlink:actuate="onLoad"/></draw:frame><text:s/>wykonaj:</text:p>
          <text:list>
            <text:list-item>
              <text:p text:style-name="P23"><text:span text:style-name="T3">sprawdzenie czy n jest podzielane przez i. Jeśli tak zwróć false.</text:span></text:p>
            </text:list-item>
            <text:list-item>
              <text:p text:style-name="P21">inkrementacje i.</text:p>
            </text:list-item>
          </text:list>
        </text:list-item>
        <text:list-item>
          <text:p text:style-name="P21">po wykonaniu pętli zwróć true.</text:p>
        </text:list-item>
      </text:list>
      <text:h text:style-name="P15" text:outline-level="1"><text:bookmark-start text:name="__RefHeading___Toc3444_882868142"/>Algorytm 2 – <text:span text:style-name="T3">Millera-Rabina</text:span><text:bookmark-end text:name="__RefHeading___Toc3444_882868142"/></text:h>
      <text:p text:style-name="P24">Algorytm Millera-Rabina to probabilistyczny algorytm testowania pierwszości liczb. Do swojego działania wykorzystuje liczby losowe.</text:p>
      <text:p text:style-name="P24">Algorytm opiera się na założeniu, że jeżeli nie uda się znaleźć po K iteracjach świadka złożoności danej liczby n, to z prawdopodobieństwem błędu <draw:frame draw:style-name="fr1" draw:name="Obiekt4" text:anchor-type="as-char" svg:y="-0.437cm" svg:width="0.64cm" svg:height="0.529cm" draw:z-index="3"><draw:object xlink:href="./Object 4" xlink:type="simple" xlink:show="embed" xlink:actuate="onLoad"/><draw:image xlink:href="./ObjectReplacements/Object 4" xlink:type="simple" xlink:show="embed" xlink:actuate="onLoad"/></draw:frame><text:s/>liczba n jest liczbą pierwszą.</text:p>
      <text:p text:style-name="P24"/>
      <text:p text:style-name="P27"><text:span text:style-name="T3">Algorytm działa w następujący sposób:</text:span></text:p>
      <text:list text:style-name="L2">
        <text:list-item>
          <text:p text:style-name="P26">Sprawdza poprawność liczby n:</text:p>
          <text:list>
            <text:list-item>
              <text:p text:style-name="P28"><text:span text:style-name="T4">dla n mniejszego od 2 i zwraca false.</text:span></text:p>
            </text:list-item>
            <text:list-item>
              <text:p text:style-name="P28">dla n <text:span text:style-name="T4">równego</text:span> 2 i zwraca <text:span text:style-name="T4">true.</text:span></text:p>
            </text:list-item>
            <text:list-item>
              <text:p text:style-name="P28"><text:span text:style-name="T4">dla n <text:s/>mod 2 = 0 i zwraca false.</text:span></text:p>
            </text:list-item>
            <text:list-item>
              <text:p text:style-name="P28"><text:span text:style-name="T4">dla n równego 3 i zwraca true.</text:span></text:p>
            </text:list-item>
          </text:list>
        </text:list-item>
        <text:list-item>
          <text:p text:style-name="P26">Obliczane są wartości s oraz d zgodnie ze wzorem n -1 = d * <draw:frame draw:style-name="fr1" draw:name="Obiekt5" text:anchor-type="as-char" svg:y="-0.437cm" svg:width="0.36cm" svg:height="0.529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.</text:p>
        </text:list-item>
        <text:list-item>
          <text:p text:style-name="P26">od i = 0 do K = 10 wykonywane jest:</text:p>
          <text:list>
            <text:list-item>
              <text:p text:style-name="P26">wylosowania a z przedziału [2, n – 2].</text:p>
            </text:list-item>
            <text:list-item>
              <text:p text:style-name="P29"><text:span text:style-name="T4">wykonanie szybkiego potęgowania x = </text:span><text:span text:style-name="T4"><draw:frame draw:style-name="fr1" draw:name="Obiekt6" text:anchor-type="as-char" svg:y="-0.437cm" svg:width="0.37cm" svg:height="0.529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6"><text:s/>mod n.</text:span></text:p>
            </text:list-item>
            <text:list-item>
              <text:p text:style-name="P29">sprawdzane jest czy x != 1 oraz czy x != n – 1.</text:p>
            </text:list-item>
            <text:list-item>
              <text:p text:style-name="P29">Jeśli tak, to dla każdego j z przedziału [0, s – 1] wykonywane są kroki:</text:p>
              <text:list>
                <text:list-item>
                  <text:p text:style-name="P29">x = x * x mod n</text:p>
                </text:list-item>
                <text:list-item>
                  <text:p text:style-name="P29">sprawdzenie czy x == n – 1, jeśli tak zakończ pętlę.</text:p>
                </text:list-item>
                <text:list-item>
                  <text:p text:style-name="P29">sprawdzenie czy x != n – 1, jeśli tak zwróć wartość false.</text:p>
                </text:list-item>
              </text:list>
            </text:list-item>
          </text:list>
        </text:list-item>
        <text:list-item>
          <text:p text:style-name="P29">Na koniec zwróć wartość true.</text:p>
        </text:list-item>
      </text:list>
      <text:p text:style-name="P24"/>
      <text:h text:style-name="P15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2">badań</text:span><text:bookmark-end text:name="__RefHeading___Toc288_991898718"/></text:h>
      <text:p text:style-name="P30">Badaniu czasu będzie przeprowadzane w środowisku IntelliJ IDEA, przy użyciu metody System.nanoTime(). Warto zwrócić uwagę, że według specyfikacji czas jest liczony w nanosekundach, ale nie z dokładnością do nanosekundy, <text:span text:style-name="T1">stąd </text:span>wyniki <text:span text:style-name="T1">podawane </text:span>będą w <text:span text:style-name="T1">mikro</text:span>sekundach.</text:p>
      <text:p text:style-name="P30">Każda z implementacji będzie wywoływana dla danego parametru n <text:span text:style-name="T4">5 </text:span>razy i wyciągana średnia arytmetyczna z wywołań. <text:span text:style-name="T4">Wyniki wywołań są zbierane do pliku dane.csv</text:span></text:p>
      <text:p text:style-name="P31">Parametr n<text:span text:style-name="T1"> </text:span><text:span text:style-name="T4">rozpocznie się</text:span> od wartości <draw:frame draw:style-name="fr1" draw:name="Obiekt7" text:anchor-type="as-char" svg:y="-0.437cm" svg:width="0.561cm" svg:height="0.529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text:s/>i będzie rósł o 1% w każdej iteracji. <text:span text:style-name="T4">Algorytm zakończy się dla n &lt; </text:span><text:span text:style-name="T4"><draw:frame draw:style-name="fr1" draw:name="Obiekt8" text:anchor-type="as-char" svg:y="-0.437cm" svg:width="0.686cm" svg:height="0.529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2">Szczegółowe dane wartości czasu dla wszystkich algorytmów znajdują się w pliku Dane.xlsx.</text:p>
      <text:h text:style-name="P16" text:outline-level="2"><text:bookmark-start text:name="__RefHeading___Toc290_991898718"/>Wyniki<text:bookmark-end text:name="__RefHeading___Toc290_991898718"/></text:h>
      <text:p text:style-name="P25">Metoda iteracyjne działa bardzo dobrze dla n mniejszego od <draw:frame draw:style-name="fr1" draw:name="Obiekt9" text:anchor-type="as-char" svg:y="-0.437cm" svg:width="0.688cm" svg:height="0.529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text:s/>natomiast powyżej tego progu czas zaczyna systematycznie wzrastać czas wykonania, do znaczących wartości rzędu kilku sekund. Złożoność algorytmu jest liniowa.<text:line-break/>Uw<draw:frame draw:style-name="fr2" draw:name="Obiekt2" text:anchor-type="char" svg:x="0.496cm" svg:y="0.526cm" svg:width="16.011cm" svg:height="8.996cm" draw:z-index="1"><draw:object xlink:href="./Object 2" xlink:type="simple" xlink:show="embed" xlink:actuate="onLoad"/><draw:image xlink:href="./ObjectReplacements/Object 2" xlink:type="simple" xlink:show="embed" xlink:actuate="onLoad"/></draw:frame>aga; Wykres przedstawiony jest z osią X o skali logarytmicznej.</text:p>
      <text:p text:style-name="P17"/>
      <text:p text:style-name="P18"><text:line-break/></text:p>
      <text:p text:style-name="P33"><text:span text:style-name="T7">Metoda Millera-Rabina działa bardzo stabilnie, jeżeli chodzi o czas dla wszystkich n uzyskała czas w </text:span><draw:frame draw:style-name="fr2" draw:name="Obiekt1" text:anchor-type="char" svg:x="0.501cm" svg:y="0.374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przedziale 100 – 300 </text:span><text:span text:style-name="T8">μs. </text:span><text:span text:style-name="T10">Z wykresu wynika, że w badanym zakresie funkcja czasu była stała. </text:span></text:p>
      <text:p text:style-name="P34"><text:span text:style-name="T10">W pierwszej iteracji rozwiązywania zadania pojawił się problem z arytmetyką i dla wartości powyżej 3 * </text:span><text:span text:style-name="T10"><draw:frame draw:style-name="fr1" draw:name="Obiekt10" text:anchor-type="as-char" svg:y="-0.437cm" svg:width="0.563cm" svg:height="0.529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0"><text:s/>metoda myliła się z prawdopodobieństwem ok. 50%. <text:line-break/>Próbą rozwiązania tego problemu było przejście na arytmetykę zmiennoprzecinkową natomiast to nie przyniosło oczekiwanych rezultatów.<text:line-break/>Kolejna próba zakończona sukcesem, polegała na przejściu z typów prostych na typy obiektowe takie jak BigInteger. Dzięki temu metoda działa poprawnie w całym zakresie wartości, niestety wiąże się to z nieco większym zapotrzebowaniem obliczeniowym.</text:span></text:p>
      <text:p text:style-name="P17"/>
      <text:p text:style-name="P17"/>
      <text:h text:style-name="P15" text:outline-level="1"><text:bookmark-start text:name="__RefHeading___Toc3450_882868142"/>Wnioski<text:bookmark-end text:name="__RefHeading___Toc3450_882868142"/></text:h>
      <text:p text:style-name="P35">Z przedstawionych badań wynika, że metoda Millera-Rabina testowania pierwszości liczb działa lepiej dla dużych wartości n niż „zwykła” metoda iteracyjna. Narzut związany z dodatkowymi obliczeniami sprawia, że dla n mniejszego od <draw:frame draw:style-name="fr1" draw:name="Obiekt11" text:anchor-type="as-char" svg:y="-0.437cm" svg:width="0.563cm" svg:height="0.529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text:s/>prymitywna metoda wypada lepiej pod względem czasowym czy zaawansowany algorytm Millera-Rabina. </text:p>
      <text:p text:style-name="P35">Metoda iteracyjna charakteryzowała się złożonością liniową podczas gdy metoda Millera-Rabina osiągnęła w badaniach wynik bliski złożoności stałej. W rzeczywistości spodziewany jest wynik o złożoności logarytmicznej.</text:p>
      <text:p text:style-name="P35">Przy przeprowadzaniu badań nie stwierdzono przypadku gdzie liczba była pierwsza według metody iteracyjnej, natomiast metoda Millera-Rabina tego nie potwierdziła. Jest to dobre zjawisko, lecz trzeba mieć na uwadze że druga metoda opiera się na pewnym prawdopodobieństwu, stąd owa rozbieżność może mieć miejsce.</text:p>
      <text:h text:style-name="P15" text:outline-level="1"><text:bookmark-start text:name="__RefHeading___Toc3452_882868142"/>Podsumowanie<text:bookmark-end text:name="__RefHeading___Toc3452_882868142"/></text:h>
      <text:p text:style-name="P36">Przedstawiony problem <text:span text:style-name="T7">testowania pierwszości</text:span> liczby można rozwiązać na różne sposoby. Z przedstawionych <text:span text:style-name="T7">dwóch</text:span> implementacji tj: <text:span text:style-name="T7">iteracyjna oraz Millera-Rabina, pierwsza okazuje się szybsza dla wartości mniejszych niż </text:span><draw:frame draw:style-name="fr1" draw:name="Obiekt12" text:anchor-type="as-char" svg:y="-0.437cm" svg:width="0.563cm" svg:height="0.529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, <text:span text:style-name="T7">natomiast dla większych wartości druga implementacja jest lepsza pod względem czasu wykonania. Trzeba mieć jednak na uwadze, że metoda Millera-Rabina nie ma 100% gwarancji działan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8</text:page-number><text:s/>/ <text:page-count>9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4:14:00</meta:creation-date>
    <meta:generator>LibreOffice/7.6.3.2$Windows_X86_64 LibreOffice_project/29d686fea9f6705b262d369fede658f824154cc0</meta:generator>
    <dc:date>2025-03-30T13:45:42.454000000</dc:date>
    <meta:editing-duration>P2DT2H42M46S</meta:editing-duration>
    <meta:editing-cycles>16</meta:editing-cycles>
    <dc:title>Efektywność algorytmów</dc:title>
    <meta:initial-creator>prz</meta:initial-creator>
    <meta:document-statistic meta:table-count="0" meta:image-count="0" meta:object-count="12" meta:page-count="9" meta:paragraph-count="61" meta:word-count="738" meta:character-count="4858" meta:non-whitespace-character-count="417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00000000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609cm" svg:y="0.315cm" chart:style-name="ch2">
          <text:p>Metoda Millera-Rabina</text:p>
        </chart:title>
        <chart:subtitle svg:x="0cm" svg:y="0cm" chart:style-name="ch3">
          <text:p/>
        </chart:subtitle>
        <chart:plot-area chart:style-name="ch4" chart:data-source-has-labels="both" svg:x="1.32cm" svg:y="1.299cm" svg:width="14.36cm" svg:height="6.55cm">
          <chart:coordinate-region svg:x="2.368cm" svg:y="1.501cm" svg:width="12.707cm" svg:height="5.695cm"/>
          <chart:axis chart:dimension="x" chart:name="primary-x" chart:style-name="ch5" chartooo:axis-type="auto">
            <chart:title svg:x="7.321cm" svg:y="8.028cm" chart:style-name="ch6">
              <text:p>Liczba pierwsza</text:p>
            </chart:title>
            <chart:categories table:cell-range-address="local-table.$A$2:.$A$124"/>
          </chart:axis>
          <chart:axis chart:dimension="y" chart:name="primary-y" chart:style-name="ch7">
            <chart:title svg:x="0.45cm" svg:y="5.281cm" chart:style-name="ch8">
              <text:p>Czas [μs]</text:p>
            </chart:title>
            <chart:grid chart:style-name="ch9" chart:class="major"/>
          </chart:axis>
          <chart:series chart:style-name="ch10" chart:values-cell-range-address="local-table.$C$2:.$C$124" chart:label-cell-address="local-table.$C$1" chart:class="chart:scatter">
            <chart:domain table:cell-range-address="local-table.$B$2:.$B$124"/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357">
                <text:p>1000003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837">
                <text:p>10000083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3021">
                <text:p>1000030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6237">
                <text:p>1000062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7221">
                <text:p>1000072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19317">
                <text:p>1000193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28899">
                <text:p>1000288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90391">
                <text:p>10009039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119433">
                <text:p>1001194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35573">
                <text:p>1001355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50573">
                <text:p>1001505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209943">
                <text:p>1002099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227977">
                <text:p>1002279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237549">
                <text:p>1002375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242479">
                <text:p>1002424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274219">
                <text:p>1002742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16383">
                <text:p>100316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336333">
                <text:p>1003363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437977">
                <text:p>1004379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465411">
                <text:p>100465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569631">
                <text:p>1005696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593079">
                <text:p>1005930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696793">
                <text:p>1006967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755199">
                <text:p>1007551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786193">
                <text:p>1007861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980601">
                <text:p>1009806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000477">
                <text:p>1010004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272531">
                <text:p>1012725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324533">
                <text:p>1013245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06523">
                <text:p>1014065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861063">
                <text:p>1018610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098119">
                <text:p>102098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183623">
                <text:p>1021836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65183">
                <text:p>1023651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830579">
                <text:p>102830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65719">
                <text:p>1030657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894619">
                <text:p>1038946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477809">
                <text:p>1044778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046567">
                <text:p>1050465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148139">
                <text:p>1051481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037777">
                <text:p>1060377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670147">
                <text:p>1066701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223359">
                <text:p>1072233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304019">
                <text:p>1083040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934039">
                <text:p>1099340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127683">
                <text:p>1131276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3660957">
                <text:p>1136609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548109">
                <text:p>119548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485311">
                <text:p>1424853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175723">
                <text:p>1741757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078297">
                <text:p>1960782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660387">
                <text:p>2126603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7235099">
                <text:p>217235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903723">
                <text:p>2549037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4433831">
                <text:p>2644338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674961">
                <text:p>3046749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633647">
                <text:p>3306336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985951">
                <text:p>4299859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3384933">
                <text:p>4433849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1182437">
                <text:p>6011824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492209">
                <text:p>831492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8802623">
                <text:p>10288026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7471673">
                <text:p>10474716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9334411">
                <text:p>1279334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4109629">
                <text:p>17541096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304857">
                <text:p>23743048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20018507">
                <text:p>24200185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0405209">
                <text:p>2820405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63998061">
                <text:p>466399806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01361313">
                <text:p>650136131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17745039">
                <text:p>1001774503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20445521">
                <text:p>104204455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39497257">
                <text:p>108394972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92906273">
                <text:p>1269290627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10403607">
                <text:p>1401040360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66174157">
                <text:p>1486617415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38895491">
                <text:p>16738895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73051367">
                <text:p>248730513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118596257">
                <text:p>56118596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229970543">
                <text:p>922299705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001026399">
                <text:p>1060010263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080617541">
                <text:p>1170806175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431928081">
                <text:p>1194319280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916688703">
                <text:p>1319166887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619885531">
                <text:p>1516198855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3806061107">
                <text:p>36380606110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1116553083">
                <text:p>37111655308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6181313207">
                <text:p>3861813132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1910189661">
                <text:p>46191018966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4642435221">
                <text:p>7446424352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7629090849">
                <text:p>140762909084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7840963331">
                <text:p>21378409633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08550232991">
                <text:p>260855023299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31275710281">
                <text:p>49312757102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56672219251">
                <text:p>55566722192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97285258697">
                <text:p>71972852586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08994980583">
                <text:p>860899498058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58550638727">
                <text:p>895855063872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38615496697">
                <text:p>913861549669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04587911717">
                <text:p>105045879117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083568514917">
                <text:p>190835685149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583665473683">
                <text:p>10358366547368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420798251813">
                <text:p>1144207982518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523742101971">
                <text:p>13152374210197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5820880837713">
                <text:p>1958208808377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655857268633">
                <text:p>2206558572686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4079004732349">
                <text:p>4340790047323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2887281840867">
                <text:p>7428872818408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6057883192701">
                <text:p>11060578831927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48078917262459">
                <text:p>17480789172624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13154708522317">
                <text:p>31131547085223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98640346137841">
                <text:p>37986403461378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20212867100371">
                <text:p>492021286710037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01032784388229">
                <text:p>65010327843882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7889759335211E+016">
                <text:p>1.27889759335211E+01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5650018103349E+016">
                <text:p>1.65650018103349E+01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9375232807771E+016">
                <text:p>1.79375232807771E+0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8871872265208E+016">
                <text:p>2.18871872265208E+0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430680347346E+017">
                <text:p>1.05430680347346E+0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801929546551E+017">
                <text:p>1.18801929546551E+01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27795977573751E+017">
                <text:p>3.27795977573751E+01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9103695725754E+017">
                <text:p>5.39103695725754E+01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8277466281525E+017">
                <text:p>6.98277466281525E+017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math xmlns="http://www.w3.org/1998/Math/MathML" display="block">
  <semantics>
    <msup>
      <mn>10</mn>
      <mn>9</mn>
    </msup>
    <annotation encoding="StarMath 5.0">10^{9}
</annotation>
  </semantics>
</math>
</file>

<file path=Object 11/content.xml><?xml version="1.0" encoding="utf-8"?>
<math xmlns="http://www.w3.org/1998/Math/MathML" display="block">
  <semantics>
    <msup>
      <mn>10</mn>
      <mn>9</mn>
    </msup>
    <annotation encoding="StarMath 5.0">10^{9}
</annotation>
  </semantics>
</math>
</file>

<file path=Object 12/content.xml><?xml version="1.0" encoding="utf-8"?>
<math xmlns="http://www.w3.org/1998/Math/MathML" display="block">
  <semantics>
    <msup>
      <mn>10</mn>
      <mn>9</mn>
    </msup>
    <annotation encoding="StarMath 5.0">10^{9}
</annotation>
  </semantics>
</math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000000000" chart:maximum="1E+018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1cm" svg:height="8.995cm" xlink:href="." xlink:type="simple" chart:class="chart:scatter" chart:style-name="ch1">
        <chart:title svg:x="5.985cm" svg:y="0.315cm" chart:style-name="ch2">
          <text:p>Metoda interacyjna</text:p>
        </chart:title>
        <chart:subtitle svg:x="0cm" svg:y="0cm" chart:style-name="ch3">
          <text:p/>
        </chart:subtitle>
        <chart:plot-area chart:style-name="ch4" chart:data-source-has-labels="both" svg:x="1.321cm" svg:y="1.299cm" svg:width="14.369cm" svg:height="6.546cm">
          <chart:coordinate-region svg:x="2.906cm" svg:y="1.501cm" svg:width="12.179cm" svg:height="5.691cm"/>
          <chart:axis chart:dimension="x" chart:name="primary-x" chart:style-name="ch5" chartooo:axis-type="auto">
            <chart:title svg:x="7.326cm" svg:y="8.024cm" chart:style-name="ch6">
              <text:p>Liczba pierwsza</text:p>
            </chart:title>
            <chart:categories table:cell-range-address="local-table.$A$2:.$A$124"/>
          </chart:axis>
          <chart:axis chart:dimension="y" chart:name="primary-y" chart:style-name="ch7">
            <chart:title svg:x="0.451cm" svg:y="5.307cm" chart:style-name="ch8">
              <text:p>Czas [μs]</text:p>
            </chart:title>
            <chart:grid chart:style-name="ch9" chart:class="major"/>
          </chart:axis>
          <chart:series chart:style-name="ch10" chart:values-cell-range-address="local-table.$C$2:.$C$124" chart:label-cell-address="local-table.$C$1" chart:class="chart:scatter">
            <chart:domain table:cell-range-address="local-table.$B$2:.$B$124"/>
            <chart:data-point chart:repeated="123"/>
          </chart:series>
          <chart:wall chart:style-name="ch11"/>
          <chart:floor chart:style-name="ch12"/>
        </chart:plot-area>
        <draw:frame draw:style-name="gr1" draw:text-style-name="P1" svg:width="0.999cm" svg:height="0.999cm" svg:x="0cm" svg:y="0cm">
          <draw:image xlink:href="Pictures/2000000600003E8C00002325916E263A437B7EA7.svm" xlink:type="simple" xlink:show="embed" xlink:actuate="onLoad" draw:mime-type="image/x-svm">
            <text:p/>
          </draw:image>
          <draw:image xlink:href="Pictures/10000001000002F5000001AA9D254724E5C60921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357">
                <text:p>1000003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837">
                <text:p>1000008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3021">
                <text:p>1000030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6237">
                <text:p>100006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7221">
                <text:p>1000072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19317">
                <text:p>1000193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28899">
                <text:p>1000288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90391">
                <text:p>1000903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119433">
                <text:p>100119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35573">
                <text:p>1001355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50573">
                <text:p>1001505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209943">
                <text:p>1002099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227977">
                <text:p>100227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237549">
                <text:p>100237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242479">
                <text:p>1002424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274219">
                <text:p>1002742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16383">
                <text:p>1003163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336333">
                <text:p>1003363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437977">
                <text:p>1004379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465411">
                <text:p>1004654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569631">
                <text:p>100569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593079">
                <text:p>1005930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696793">
                <text:p>100696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755199">
                <text:p>1007551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786193">
                <text:p>1007861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980601">
                <text:p>1009806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000477">
                <text:p>1010004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272531">
                <text:p>1012725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324533">
                <text:p>1013245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06523">
                <text:p>1014065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861063">
                <text:p>1018610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098119">
                <text:p>102098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183623">
                <text:p>1021836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365183">
                <text:p>1023651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830579">
                <text:p>1028305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65719">
                <text:p>1030657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894619">
                <text:p>1038946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477809">
                <text:p>1044778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046567">
                <text:p>1050465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148139">
                <text:p>1051481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037777">
                <text:p>1060377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670147">
                <text:p>1066701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223359">
                <text:p>1072233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304019">
                <text:p>1083040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934039">
                <text:p>1099340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127683">
                <text:p>113127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3660957">
                <text:p>1136609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548109">
                <text:p>1195481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485311">
                <text:p>1424853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175723">
                <text:p>1741757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078297">
                <text:p>196078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660387">
                <text:p>2126603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7235099">
                <text:p>2172350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903723">
                <text:p>2549037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4433831">
                <text:p>2644338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674961">
                <text:p>3046749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633647">
                <text:p>3306336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985951">
                <text:p>42998595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3384933">
                <text:p>4433849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1182437">
                <text:p>60118243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492209">
                <text:p>8314922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8802623">
                <text:p>10288026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7471673">
                <text:p>10474716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9334411">
                <text:p>1279334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4109629">
                <text:p>175410962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304857">
                <text:p>237430485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20018507">
                <text:p>242001850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0405209">
                <text:p>28204052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63998061">
                <text:p>466399806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01361313">
                <text:p>650136131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17745039">
                <text:p>1001774503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20445521">
                <text:p>1042044552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39497257">
                <text:p>1083949725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92906273">
                <text:p>1269290627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10403607">
                <text:p>1401040360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66174157">
                <text:p>1486617415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38895491">
                <text:p>1673889549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73051367">
                <text:p>2487305136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118596257">
                <text:p>5611859625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229970543">
                <text:p>92229970543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001026399">
                <text:p>106001026399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080617541">
                <text:p>11708061754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431928081">
                <text:p>11943192808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916688703">
                <text:p>13191668870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619885531">
                <text:p>151619885531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3806061107">
                <text:p>363806061107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1116553083">
                <text:p>371116553083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6181313207">
                <text:p>386181313207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1910189661">
                <text:p>461910189661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4642435221">
                <text:p>744642435221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7629090849">
                <text:p>1407629090849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7840963331">
                <text:p>213784096333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08550232991">
                <text:p>2608550232991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31275710281">
                <text:p>4931275710281</text:p>
              </table:table-cell>
              <table:table-cell office:value-type="float" office:value="13590">
                <text:p>135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56672219251">
                <text:p>5556672219251</text:p>
              </table:table-cell>
              <table:table-cell office:value-type="float" office:value="14452">
                <text:p>14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97285258697">
                <text:p>7197285258697</text:p>
              </table:table-cell>
              <table:table-cell office:value-type="float" office:value="16216">
                <text:p>162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08994980583">
                <text:p>8608994980583</text:p>
              </table:table-cell>
              <table:table-cell office:value-type="float" office:value="17539">
                <text:p>17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58550638727">
                <text:p>8958550638727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38615496697">
                <text:p>9138615496697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04587911717">
                <text:p>10504587911717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083568514917">
                <text:p>19083568514917</text:p>
              </table:table-cell>
              <table:table-cell office:value-type="float" office:value="27296">
                <text:p>272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583665473683">
                <text:p>103583665473683</text:p>
              </table:table-cell>
              <table:table-cell office:value-type="float" office:value="64445">
                <text:p>644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420798251813">
                <text:p>114420798251813</text:p>
              </table:table-cell>
              <table:table-cell office:value-type="float" office:value="67625">
                <text:p>67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523742101971">
                <text:p>131523742101971</text:p>
              </table:table-cell>
              <table:table-cell office:value-type="float" office:value="72436">
                <text:p>72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5820880837713">
                <text:p>195820880837713</text:p>
              </table:table-cell>
              <table:table-cell office:value-type="float" office:value="88438">
                <text:p>884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655857268633">
                <text:p>220655857268633</text:p>
              </table:table-cell>
              <table:table-cell office:value-type="float" office:value="93196">
                <text:p>93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4079004732349">
                <text:p>434079004732349</text:p>
              </table:table-cell>
              <table:table-cell office:value-type="float" office:value="131441">
                <text:p>1314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2887281840867">
                <text:p>742887281840867</text:p>
              </table:table-cell>
              <table:table-cell office:value-type="float" office:value="174471">
                <text:p>174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6057883192701">
                <text:p>1106057883192701</text:p>
              </table:table-cell>
              <table:table-cell office:value-type="float" office:value="212502">
                <text:p>2125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48078917262459">
                <text:p>1748078917262459</text:p>
              </table:table-cell>
              <table:table-cell office:value-type="float" office:value="270371">
                <text:p>270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13154708522317">
                <text:p>3113154708522317</text:p>
              </table:table-cell>
              <table:table-cell office:value-type="float" office:value="371850">
                <text:p>3718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98640346137841">
                <text:p>3798640346137841</text:p>
              </table:table-cell>
              <table:table-cell office:value-type="float" office:value="403400">
                <text:p>403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20212867100371">
                <text:p>4920212867100371</text:p>
              </table:table-cell>
              <table:table-cell office:value-type="float" office:value="467953">
                <text:p>467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01032784388229">
                <text:p>6501032784388229</text:p>
              </table:table-cell>
              <table:table-cell office:value-type="float" office:value="525691">
                <text:p>5256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7889759335211E+016">
                <text:p>1.27889759335211E+016</text:p>
              </table:table-cell>
              <table:table-cell office:value-type="float" office:value="754591">
                <text:p>7545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5650018103349E+016">
                <text:p>1.65650018103349E+016</text:p>
              </table:table-cell>
              <table:table-cell office:value-type="float" office:value="871219">
                <text:p>871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9375232807771E+016">
                <text:p>1.79375232807771E+016</text:p>
              </table:table-cell>
              <table:table-cell office:value-type="float" office:value="895841">
                <text:p>895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8871872265208E+016">
                <text:p>2.18871872265208E+016</text:p>
              </table:table-cell>
              <table:table-cell office:value-type="float" office:value="986636">
                <text:p>986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430680347346E+017">
                <text:p>1.05430680347346E+017</text:p>
              </table:table-cell>
              <table:table-cell office:value-type="float" office:value="2225140">
                <text:p>22251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801929546551E+017">
                <text:p>1.18801929546551E+017</text:p>
              </table:table-cell>
              <table:table-cell office:value-type="float" office:value="2355659">
                <text:p>23556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27795977573751E+017">
                <text:p>3.27795977573751E+017</text:p>
              </table:table-cell>
              <table:table-cell office:value-type="float" office:value="4000616">
                <text:p>4000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9103695725754E+017">
                <text:p>5.39103695725754E+017</text:p>
              </table:table-cell>
              <table:table-cell office:value-type="float" office:value="5017059">
                <text:p>5017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8277466281525E+017">
                <text:p>6.98277466281525E+017</text:p>
              </table:table-cell>
              <table:table-cell office:value-type="float" office:value="5799418">
                <text:p>5799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math xmlns="http://www.w3.org/1998/Math/MathML" display="block">
  <semantics>
    <mrow>
      <mi>i</mi>
      <mo stretchy="false">⩽</mo>
      <msqrt>
        <mi>n</mi>
      </msqrt>
    </mrow>
    <annotation encoding="StarMath 5.0">i leslant sqrt{ n }</annotation>
  </semantics>
</math>
</file>

<file path=Object 4/content.xml><?xml version="1.0" encoding="utf-8"?>
<math xmlns="http://www.w3.org/1998/Math/MathML" display="block">
  <semantics>
    <msup>
      <mn>4</mn>
      <mrow>
        <mo stretchy="false">−</mo>
        <mi>K</mi>
      </mrow>
    </msup>
    <annotation encoding="StarMath 5.0">4^{-K} </annotation>
  </semantics>
</math>
</file>

<file path=Object 5/content.xml><?xml version="1.0" encoding="utf-8"?>
<math xmlns="http://www.w3.org/1998/Math/MathML" display="block">
  <semantics>
    <msup>
      <mn>2</mn>
      <mi>S</mi>
    </msup>
    <annotation encoding="StarMath 5.0">2^{S} </annotation>
  </semantics>
</math>
</file>

<file path=Object 6/content.xml><?xml version="1.0" encoding="utf-8"?>
<math xmlns="http://www.w3.org/1998/Math/MathML" display="block">
  <semantics>
    <msup>
      <mi>a</mi>
      <mi>d</mi>
    </msup>
    <annotation encoding="StarMath 5.0">a^{d}
</annotation>
  </semantics>
</math>
</file>

<file path=Object 7/content.xml><?xml version="1.0" encoding="utf-8"?>
<math xmlns="http://www.w3.org/1998/Math/MathML" display="block">
  <semantics>
    <msup>
      <mn>10</mn>
      <mn>8</mn>
    </msup>
    <annotation encoding="StarMath 5.0">10^{8}
</annotation>
  </semantics>
</math>
</file>

<file path=Object 8/content.xml><?xml version="1.0" encoding="utf-8"?>
<math xmlns="http://www.w3.org/1998/Math/MathML" display="block">
  <semantics>
    <msup>
      <mn>10</mn>
      <mn>18</mn>
    </msup>
    <annotation encoding="StarMath 5.0">10^{18}
</annotation>
  </semantics>
</math>
</file>

<file path=Object 9/content.xml><?xml version="1.0" encoding="utf-8"?>
<math xmlns="http://www.w3.org/1998/Math/MathML" display="block">
  <semantics>
    <msup>
      <mn>10</mn>
      <mn>16</mn>
    </msup>
    <annotation encoding="StarMath 5.0">10^{16}
</annotation>
  </semantics>
</math>
</file>